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e84b" officeooo:paragraph-rsid="000ee8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12526967365367479" text:style-name="L1">
        <text:list-item>
          <text:p text:style-name="P1">Основными причинами углубления международной специлизаци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8:24:02.422285250</meta:creation-date>
    <meta:editing-duration>PT2M59S</meta:editing-duration>
    <meta:editing-cycles>2</meta:editing-cycles>
    <meta:generator>LibreOffice/5.1.6.2$Linux_X86_64 LibreOffice_project/10m0$Build-2</meta:generator>
    <dc:date>2018-03-10T18:26:42.237541039</dc:date>
    <meta:document-statistic meta:table-count="0" meta:image-count="0" meta:object-count="0" meta:page-count="1" meta:paragraph-count="1" meta:word-count="6" meta:character-count="58" meta:non-whitespace-character-count="54"/>
  </office:meta>
</office:document-meta>
</file>